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3" calcext:value-type="float">
            <text:p>13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Gear Discount: Life Support 2</text:p>
          </table:table-cell>
          <table:table-cell office:value-type="float" office:value="-4" calcext:value-type="float">
            <text:p>-4</text:p>
          </table:table-cell>
        </table:table-row>
      </table:table>
      <table:table table:name="Grond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ep Into Christ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Group Contac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KS: Hunt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AS: Surviva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Quality: Panze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00-00-00</text:date>, <text:time style:data-style-name="N2" text:time-value="14:40:13.386609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1T14:44:42.550040196</dc:date>
    <meta:editing-duration>PT2H32M51S</meta:editing-duration>
    <meta:editing-cycles>52</meta:editing-cycles>
    <meta:generator>LibreOffice/25.8.3.2$Linux_X86_64 LibreOffice_project/580$Build-2</meta:generator>
    <meta:document-statistic meta:table-count="4" meta:cell-count="244" meta:object-count="0"/>
  </office:meta>
</office:document-meta>
</file>